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style:text-underline-style="solid" style:text-underline-width="auto" style:text-underline-color="font-color" officeooo:rsid="000dfa5a" officeooo:paragraph-rsid="000dfa5a" style:font-size-asian="16pt" style:font-size-complex="16pt"/>
    </style:style>
    <style:style style:name="P2" style:family="paragraph" style:parent-style-name="Standard">
      <style:paragraph-properties fo:text-align="justify" style:justify-single-word="false"/>
      <style:text-properties fo:language="en" fo:country="US" officeooo:rsid="000c09cf" officeooo:paragraph-rsid="000c09cf" style:font-size-asian="10.5pt"/>
    </style:style>
    <style:style style:name="P3" style:family="paragraph" style:parent-style-name="Standard">
      <style:text-properties fo:language="en" fo:country="US" officeooo:rsid="000c09cf" officeooo:paragraph-rsid="000c09cf"/>
    </style:style>
    <style:style style:name="P4" style:family="paragraph" style:parent-style-name="Standard">
      <style:paragraph-properties fo:text-align="justify" style:justify-single-word="false"/>
      <style:text-properties fo:language="en" fo:country="US" officeooo:rsid="000c09cf" officeooo:paragraph-rsid="000c09cf"/>
    </style:style>
    <style:style style:name="P5" style:family="paragraph" style:parent-style-name="Standard">
      <style:text-properties fo:language="en" fo:country="US" officeooo:rsid="000dfa5a" officeooo:paragraph-rsid="000dfa5a"/>
    </style:style>
    <style:style style:name="P6" style:family="paragraph" style:parent-style-name="Standard">
      <style:text-properties fo:language="en" fo:country="US" officeooo:rsid="00164c4b" officeooo:paragraph-rsid="00164c4b"/>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fo:language="en" fo:country="US" officeooo:paragraph-rsid="001499ea"/>
    </style:style>
    <style:style style:name="P9" style:family="paragraph" style:parent-style-name="Text_20_body">
      <style:paragraph-properties fo:text-align="justify"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officeooo:paragraph-rsid="001499ea"/>
    </style:style>
    <style:style style:name="P11" style:family="paragraph" style:parent-style-name="Text_20_body">
      <style:paragraph-properties fo:text-align="justify" style:justify-single-word="false"/>
      <style:text-properties fo:language="en" fo:country="US" officeooo:paragraph-rsid="001679cd"/>
    </style:style>
    <style:style style:name="P12" style:family="paragraph" style:parent-style-name="Text_20_body">
      <style:paragraph-properties fo:text-align="justify" style:justify-single-word="false"/>
      <style:text-properties fo:language="en" fo:country="US" officeooo:paragraph-rsid="001ad959"/>
    </style:style>
    <style:style style:name="P13" style:family="paragraph" style:parent-style-name="Text_20_body">
      <style:paragraph-properties fo:text-align="justify" style:justify-single-word="false"/>
      <style:text-properties fo:language="en" fo:country="US" officeooo:paragraph-rsid="001c281d"/>
    </style:style>
    <style:style style:name="P14" style:family="paragraph" style:parent-style-name="Heading_20_3">
      <style:paragraph-properties fo:text-align="justify" style:justify-single-word="false"/>
      <style:text-properties fo:language="en" fo:country="US"/>
    </style:style>
    <style:style style:name="P15" style:family="paragraph" style:parent-style-name="Heading_20_2">
      <style:text-properties fo:language="en" fo:country="US"/>
    </style:style>
    <style:style style:name="P16" style:family="paragraph" style:parent-style-name="Heading_20_2">
      <style:text-properties fo:language="en" fo:country="US" officeooo:rsid="000de928" officeooo:paragraph-rsid="000de928"/>
    </style:style>
    <style:style style:name="P17" style:family="paragraph" style:parent-style-name="Heading_20_2">
      <style:paragraph-properties fo:text-align="justify" style:justify-single-word="false"/>
      <style:text-properties fo:language="en" fo:country="U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c09cf"/>
    </style:style>
    <style:style style:name="T2" style:family="text">
      <style:text-properties officeooo:rsid="000dfa5a"/>
    </style:style>
    <style:style style:name="T3" style:family="text">
      <style:text-properties officeooo:rsid="000e4d79"/>
    </style:style>
    <style:style style:name="T4" style:family="text">
      <style:text-properties officeooo:rsid="00103892"/>
    </style:style>
    <style:style style:name="T5" style:family="text">
      <style:text-properties officeooo:rsid="00120f6c"/>
    </style:style>
    <style:style style:name="T6" style:family="text">
      <style:text-properties fo:language="en" fo:country="US"/>
    </style:style>
    <style:style style:name="T7" style:family="text">
      <style:text-properties officeooo:rsid="001402b3"/>
    </style:style>
    <style:style style:name="T8" style:family="text">
      <style:text-properties officeooo:rsid="001491e8"/>
    </style:style>
    <style:style style:name="T9" style:family="text">
      <style:text-properties officeooo:rsid="00164c4b"/>
    </style:style>
    <style:style style:name="T10" style:family="text">
      <style:text-properties officeooo:rsid="001ad959"/>
    </style:style>
    <style:style style:name="T11" style:family="text">
      <style:text-properties officeooo:rsid="001c281d"/>
    </style:style>
    <style:style style:name="T12" style:family="text">
      <style:text-properties officeooo:rsid="001e355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Roomba manual</text:p>
      <text:p text:style-name="P3"/>
      <text:p text:style-name="P3"><text:span text:style-name="T3">Name</text:span> : iRobot Roomba</text:p>
      <text:p text:style-name="P3"><text:span text:style-name="T3">Series</text:span> : 530</text:p>
      <text:p text:style-name="P6">Datasheet : http://irobot.lv/uploaded_files/File/iRobot_Roomba_500_Open_Interface_Spec.pdf</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8"><text:a xlink:type="simple" xlink:href="#__RefHeading___Toc106_1387683940" text:style-name="Index_20_Link" text:visited-style-name="Index_20_Link">Configuration Serial Port :<text:tab/>1</text:a></text:p>
          <text:p text:style-name="P18"><text:a xlink:type="simple" xlink:href="#__RefHeading___Toc108_1387683940" text:style-name="Index_20_Link" text:visited-style-name="Index_20_Link">Matching pin arduino → Roomba<text:tab/>1</text:a></text:p>
          <text:p text:style-name="P18"><text:a xlink:type="simple" xlink:href="#__RefHeading___Toc110_1387683940" text:style-name="Index_20_Link" text:visited-style-name="Index_20_Link">Typical use case of the roomba :<text:tab/>1</text:a></text:p>
          <text:p text:style-name="P18"><text:a xlink:type="simple" xlink:href="#__RefHeading___Toc112_1387683940" text:style-name="Index_20_Link" text:visited-style-name="Index_20_Link">Useful commands :<text:tab/>2</text:a></text:p>
          <text:p text:style-name="P18"><text:a xlink:type="simple" xlink:href="#__RefHeading___Toc117_1387683940" text:style-name="Index_20_Link" text:visited-style-name="Index_20_Link">Navigation commands:<text:tab/>2</text:a></text:p>
          <text:p text:style-name="P18"><text:a xlink:type="simple" xlink:href="#__RefHeading___Toc119_1387683940" text:style-name="Index_20_Link" text:visited-style-name="Index_20_Link">Sensors :<text:tab/>2</text:a></text:p>
          <text:p text:style-name="P19"><text:a xlink:type="simple" xlink:href="#__RefHeading___Toc121_1387683940" text:style-name="Index_20_Link" text:visited-style-name="Index_20_Link">Commands :<text:tab/>2</text:a></text:p>
          <text:p text:style-name="P19"><text:a xlink:type="simple" xlink:href="#__RefHeading___Toc123_1387683940" text:style-name="Index_20_Link" text:visited-style-name="Index_20_Link">Packet ID :<text:tab/>2</text:a></text:p>
        </text:index-body>
      </text:table-of-content>
      <text:p text:style-name="P3"/>
      <text:p text:style-name="P3"/>
      <text:h text:style-name="P15" text:outline-level="2"><text:bookmark-start text:name="__RefHeading___Toc106_1387683940"/>Configuration <text:span text:style-name="T3">Serial Port</text:span> :<text:bookmark-end text:name="__RefHeading___Toc106_1387683940"/></text:h>
      <text:p text:style-name="P3">Baud: 115200 (défaut, possible pour l'arduino) or 19200 (si limité par micro-contrôlleur)</text:p>
      <text:p text:style-name="P3">Data bits: 8</text:p>
      <text:p text:style-name="P3">Parity: None</text:p>
      <text:p text:style-name="P3">Stop bits: 1</text:p>
      <text:p text:style-name="P3">Flow control: None</text:p>
      <text:p text:style-name="P3"/>
      <text:h text:style-name="P16" text:outline-level="2"><text:bookmark-start text:name="__RefHeading___Toc108_1387683940"/><text:span text:style-name="T12">Matching</text:span> pin arduino → Roomba<text:bookmark-end text:name="__RefHeading___Toc108_1387683940"/></text:h>
      <text:p text:style-name="P3"/>
      <text:p text:style-name="P3">M1- (Shield); _ =&gt; Câble BLANC (gros) : Alimentation Moteur pôle négatif ?</text:p>
      <text:p text:style-name="P3">M1+ (Shield); _ =&gt; Câble BLANC (gros) : Alimentation Moteur pôle positif ?</text:p>
      <text:p text:style-name="P3">GND (Shield); _ =&gt; Câble NOIR (gros) : Prise de terre Arduino ?</text:p>
      <text:p text:style-name="P3">Vin (Shield); _ =&gt; Câble ROUGE (gros) : Alimentation Arduino pôle positif ?</text:p>
      <text:p text:style-name="P3">GND (Shield); 6 ou 7 (GND) =&gt; Câble JAUNE-VERT : Prise de terre Arduino</text:p>
      <text:p text:style-name="P3">5V (Shield); [Boussole] VCC =&gt; <text:s/>Câble ROUGE (petit) : Alimentation Compas Gyroscopique</text:p>
      <text:p text:style-name="P3">GND (Shield); [Boussole] GND =&gt; Câble NOIR (petit) : Prise de terre Compas Gyroscopique</text:p>
      <text:p text:style-name="P3">TX1 18 ; RXD =&gt; Câble MARRON (petit) : Output Arduino vers Input Roomba</text:p>
      <text:p text:style-name="P3">RX1 19 ; TXD =&gt; Câble BLEU (petit) : Output Roomba vers Input Arduino</text:p>
      <text:p text:style-name="P3">SDA 20; [Boussole] SDA =&gt; Câble BLANC (petit) : Bus I2C Data</text:p>
      <text:p text:style-name="P3">SCL 21 ; [Boussole] SCL =&gt; Câble JAUNE (petit) : Bus I2C Clock</text:p>
      <text:p text:style-name="P3"/>
      <text:p text:style-name="P3"/>
      <text:h text:style-name="P15" text:outline-level="2"><text:bookmark-start text:name="__RefHeading___Toc110_1387683940"/><text:span text:style-name="T2">Typical use case of the roomba</text:span> :<text:bookmark-end text:name="__RefHeading___Toc110_1387683940"/></text:h>
      <text:p text:style-name="P3">1. Start Roomba with sequence : [128]</text:p>
      <text:p text:style-name="P3">2. Roomba in Off mode after being started.</text:p>
      <text:p text:style-name="P3">3. (Optional) [129][Baud Code] (voir doc technique pour Baud Code)</text:p>
      <text:p text:style-name="P3">4. Change Roomba into Safe Mode : [131]</text:p>
      <text:p text:style-name="P3">5. <text:span text:style-name="T2">All the request you want to do</text:span></text:p>
      <text:p text:style-name="P5"><text:soft-page-break/>6. Power down Roomba : <text:span text:style-name="T4">[133]</text:span></text:p>
      <text:p text:style-name="P3"/>
      <text:p text:style-name="P3"/>
      <text:p text:style-name="P3"/>
      <text:h text:style-name="P17" text:outline-level="2"><text:bookmark-start text:name="__RefHeading___Toc112_1387683940"/><text:span text:style-name="T5">Useful</text:span> commands :<text:bookmark-end text:name="__RefHeading___Toc112_1387683940"/></text:h>
      <text:p text:style-name="P4"/>
      <text:p text:style-name="P4">Seek Dock : [143]</text:p>
      <text:p text:style-name="P4">Set Clock : <text:s/>[168][Day][Hour][Minute]</text:p>
      <text:p text:style-name="P4"/>
      <text:h text:style-name="P17" text:outline-level="2"><text:bookmark-start text:name="__RefHeading___Toc117_1387683940"/>Navigation <text:s/><text:span text:style-name="T7">commands</text:span>:<text:bookmark-end text:name="__RefHeading___Toc117_1387683940"/></text:h>
      <text:p text:style-name="P2"/>
      <text:p text:style-name="P4"><text:tab/>- Drive : [137] [Velocity high byte] [Velocity low byte] [Radius high byte] [Radius low byte]</text:p>
      <text:p text:style-name="P4"><text:tab/><text:tab/> <text:s text:c="3"/><text:tab/>• 4 bytes interpreted as two 16 bit signed values</text:p>
      <text:p text:style-name="P4"><text:tab/><text:tab/><text:tab/>• Velocity (-500 – 500 mm/s)</text:p>
      <text:p text:style-name="P4"><text:tab/><text:tab/><text:tab/>• Radius (-2000 – 2000 mm</text:p>
      <text:p text:style-name="P4"><text:tab/></text:p>
      <text:p text:style-name="P4"><text:tab/>- Drive Direct:<text:tab/>[145] [Right velocity high byte] [Right velocity low byte] [Left velocity high byte][Left velocity low byte]</text:p>
      <text:p text:style-name="P4"><text:tab/><text:tab/><text:tab/>• 4 bytes interpreted as two 16 bit signed values</text:p>
      <text:p text:style-name="P4"><text:tab/><text:tab/><text:tab/>• Right wheel velocity (-500 – 500 mm/s)</text:p>
      <text:p text:style-name="P4"><text:tab/><text:tab/><text:tab/>• Left wheel velocity (-500 – 500 mm/s) </text:p>
      <text:h text:style-name="P17" text:outline-level="2"><text:bookmark-start text:name="__RefHeading___Toc119_1387683940"/>Sensors :<text:bookmark-end text:name="__RefHeading___Toc119_1387683940"/></text:h>
      <text:h text:style-name="P14" text:outline-level="3"><text:bookmark-start text:name="__RefHeading___Toc121_1387683940"/>Commands :<text:bookmark-end text:name="__RefHeading___Toc121_1387683940"/></text:h>
      <text:p text:style-name="P9"><text:tab/>- <text:span text:style-name="T7">sensor : [142] [Packet ID]</text:span></text:p>
      <text:p text:style-name="P9"><text:span text:style-name="T7"><text:tab/>- </text:span>Query List : [149][Number of Packets][Packet ID 1][Packet ID 2]...[Packet ID N] </text:p>
      <text:p text:style-name="P9"><text:tab/>- <text:span text:style-name="T7">Stream : </text:span>[148] [Number of packets] [Packet ID 1] [Packet ID 2] [Packet ID 3<text:span text:style-name="T8">]</text:span></text:p>
      <text:p text:style-name="P10"><text:tab/><text:tab/><text:span text:style-name="T1">• Requested data sent every 15 ms, </text:span>which is the rate Roomba uses to update data.</text:p>
      <text:p text:style-name="P10"><text:span text:style-name="T1"><text:tab/><text:tab/>• Value returned in format : </text:span>[19][N-bytes][Packet ID 1][Packet 1 data…][Packet ID 2][Packet 2 data…][Checksum]</text:p>
      <text:p text:style-name="P8"><text:span text:style-name="T1"><text:tab/><text:tab/>• </text:span>The checksum is a 1-byte value. It is the 8-bit complement of all of the bytes between the header and the checksum. That is, if you add all of the bytes after the checksum, and the checksum, the low byte of the result will be 0. </text:p>
      <text:p text:style-name="P8"/>
      <text:h text:style-name="P14" text:outline-level="3"><text:bookmark-start text:name="__RefHeading___Toc123_1387683940"/>Packet ID :<text:bookmark-end text:name="__RefHeading___Toc123_1387683940"/></text:h>
      <text:p text:style-name="P9"/>
      <text:p text:style-name="P7">Most of the packets (numbers 7 – 58) contain the value of a single sensor or variable, which can be either 1 byte or 2 bytes. Two byte packets correspond to 16-bit values, sent high byte first. Some of the packets (0-6, 100-107) contain groups of the single-value packets. <text:span text:style-name="T9">(See datasheet for more info)</text:span></text:p>
      <text:p text:style-name="P9"><text:tab/></text:p>
      <text:p text:style-name="P12">- Wall Signal<text:tab/><text:tab/>Packet ID: <text:span text:style-name="T10">27</text:span> <text:tab/><text:tab/>Data Bytes: 1, unsigned <text:tab/>Range: 0-1023. </text:p>
      <text:p text:style-name="P12"><text:soft-page-break/>- Cliff Left Signal<text:tab/>Packet ID: <text:span text:style-name="T10">28</text:span> <text:tab/><text:tab/>Data Bytes: 1, unsigned<text:tab/>Range: 0-4095</text:p>
      <text:p text:style-name="P12">- Cliff Front Left Signal <text:tab/>Packet ID: <text:span text:style-name="T10">29</text:span> <text:tab/><text:tab/>Data Bytes: 1, unsigned <text:tab/>Range: 0-4095</text:p>
      <text:p text:style-name="P12">- Cliff Front Right Signal<text:tab/>Packet ID: <text:span text:style-name="T10">30</text:span> <text:tab/><text:tab/>Data Bytes: 1, unsigned<text:tab/>Range: 0-4095</text:p>
      <text:p text:style-name="P12"><text:s/>- Cliff Right Signal<text:tab/>Packet ID: <text:span text:style-name="T10">31</text:span> <text:tab/><text:tab/>Data Bytes: 1, unsigned <text:tab/>Range: 0-4095</text:p>
      <text:p text:style-name="P11">- Distance <text:tab/><text:tab/>Packet ID: 19 <text:tab/><text:tab/>Data Bytes: 2, signed<text:tab/><text:tab/>Range: -32768 – 32767</text:p>
      <text:p text:style-name="P11">- Angle <text:tab/><text:tab/>Packet ID: 20 <text:tab/><text:tab/>Data Bytes: 2, signed <text:tab/><text:tab/>Range: -32768 – 32767</text:p>
      <text:p text:style-name="P11">- Right Encoder Counts <text:s text:c="3"/>Packet ID: 43 <text:tab/>Data Bytes 2, unsigned<text:tab/>Range: 0 - 65535</text:p>
      <text:p text:style-name="P13">- <text:span text:style-name="T11">Left</text:span> Encoder Counts <text:s text:c="3"/>Packet ID: 4<text:span text:style-name="T11">4</text:span> <text:tab/>Data Bytes 2, unsigned<text:tab/>Range: 0 - 65535</text:p>
      <text:p text:style-name="P13">- Stasis <text:tab/><text:tab/>Packet ID: 58 <text:tab/><text:tab/>Data Bytes: 1</text:p>
      <text:p text:style-name="P13"><text:tab/>The stasis caster sensor returns 1 when the robot is making forward progress and 0 when it is not. This always returns 0 when the robot is turning, driving backward, or not driving. </text:p>
      <text:p text:style-name="P13"><text:tab/>Range: 0 – 1</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normal" fo:background-color="transparent"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22:02:53.726520362</meta:creation-date>
    <dc:date>2017-02-08T22:42:51.259467003</dc:date>
    <meta:editing-duration>PT39M51S</meta:editing-duration>
    <meta:editing-cycles>21</meta:editing-cycles>
    <meta:generator>LibreOffice/5.1.4.2$Linux_X86_64 LibreOffice_project/10m0$Build-2</meta:generator>
    <meta:document-statistic meta:table-count="0" meta:image-count="0" meta:object-count="0" meta:page-count="3" meta:paragraph-count="74" meta:word-count="712" meta:character-count="4029" meta:non-whitespace-character-count="3298"/>
  </office:meta>
</office:document-meta>
</file>